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93c" officeooo:paragraph-rsid="0009993c"/>
    </style:style>
    <style:style style:name="P2" style:family="paragraph" style:parent-style-name="Standard">
      <style:text-properties officeooo:rsid="0009e20b" officeooo:paragraph-rsid="0009e20b"/>
    </style:style>
    <style:style style:name="P3" style:family="paragraph" style:parent-style-name="Standard">
      <style:text-properties officeooo:rsid="000b5869" officeooo:paragraph-rsid="000b5869"/>
    </style:style>
    <style:style style:name="P4" style:family="paragraph" style:parent-style-name="Standard">
      <style:text-properties officeooo:rsid="000c9bd9" officeooo:paragraph-rsid="000c9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rror al compilar ensamblador hay que instalar la librería libc6-dev</text:p>
      <text:p text:style-name="P1"/>
      <text:p text:style-name="P2">Para descargar el código fuente de un programa hay que usar apt source (nombre paquete)</text:p>
      <text:p text:style-name="P3">para compilarlo hay que poner: sudo apt install libncurses5-dev y tocar el archivo makefile añadiendo -lncurses tras el sl y el sl -h</text:p>
      <text:p text:style-name="P3"/>
      <text:p text:style-name="P3">sl: sl.c sl.h</text:p>
      <text:p text:style-name="P3"><text:tab/>$(CC) $(CFLAGS) -o sl sl.c $(LDFLAGS) -lncurses</text:p>
      <text:p text:style-name="P3"/>
      <text:p text:style-name="P3">sl-h: sl-h.c sl-h.h header.h</text:p>
      <text:p text:style-name="P3"><text:tab/>$(CC) $(CFLAGS) -o sl-h sl-h.c $(LDFLAGS) -lncurses</text:p>
      <text:p text:style-name="P3"/>
      <text:p text:style-name="P4">Para crear el archivo usamos make en la ruta y se cr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7-09-21T14:42:31.240968529</meta:creation-date>
    <dc:date>2017-10-03T11:15:19.862481165</dc:date>
    <meta:editing-duration>PT7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2" meta:character-count="488" meta:non-whitespace-character-count="412"/>
  </office:meta>
</office:document-meta>
</file>